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Georgia" svg:font-family="Georgia" style:font-family-generic="roman" style:font-pitch="variable" svg:panose-1="2 4 5 2 5 4 5 2 3 3"/>
    <style:font-face style:name="Century Gothic" svg:font-family="Century Gothic" style:font-family-generic="swiss" style:font-pitch="variable" svg:panose-1="2 11 5 2 2 2 2 2 2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fo:margin-bottom="0in" fo:line-height="100%" style:page-number="1"/>
      <style:text-properties style:font-name="Century Gothic" style:font-name-asian="Century Gothic" style:font-name-complex="Century Gothic" fo:color="#CC241C" fo:font-size="20pt" style:font-size-asian="20pt" style:font-size-complex="20pt" fo:language="it" fo:country="IT"/>
    </style:style>
    <style:style style:name="P2" style:parent-style-name="Standard" style:family="paragraph">
      <style:paragraph-properties fo:margin-bottom="0in" fo:line-height="100%"/>
      <style:text-properties style:font-name="Century Gothic" style:font-name-asian="Century Gothic" style:font-name-complex="Century Gothic" fo:font-size="10pt" style:font-size-asian="10pt" style:font-size-complex="10pt" fo:language="it" fo:country="IT"/>
    </style:style>
    <style:style style:name="P3" style:parent-style-name="Standard" style:family="paragraph">
      <style:paragraph-properties fo:text-align="center" fo:margin-bottom="0in" fo:line-height="100%"/>
    </style:style>
    <style:style style:name="T4"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P5" style:parent-style-name="Standard" style:family="paragraph">
      <style:paragraph-properties fo:text-align="center" fo:margin-bottom="0in" fo:line-height="100%"/>
      <style:text-properties style:font-name="Century Gothic" style:font-name-asian="Century Gothic" style:font-name-complex="Century Gothic" fo:font-size="10pt" style:font-size-asian="10pt" style:font-size-complex="10pt" fo:language="en" fo:country="GB"/>
    </style:style>
    <style:style style:name="P6" style:parent-style-name="Standard" style:family="paragraph">
      <style:paragraph-properties fo:text-align="center" fo:margin-bottom="0in" fo:line-height="100%"/>
    </style:style>
    <style:style style:name="T7"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8"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P9" style:parent-style-name="Standard" style:family="paragraph">
      <style:paragraph-properties fo:text-align="center" fo:margin-bottom="0in" fo:line-height="100%"/>
    </style:style>
    <style:style style:name="T10"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P11" style:parent-style-name="Standard" style:family="paragraph">
      <style:paragraph-properties fo:margin-bottom="0in" fo:line-height="100%"/>
      <style:text-properties style:font-name="Century Gothic" style:font-name-asian="Century Gothic" style:font-name-complex="Century Gothic" fo:font-size="10pt" style:font-size-asian="10pt" style:font-size-complex="10pt" fo:language="en" fo:country="GB"/>
    </style:style>
    <style:style style:name="P12" style:parent-style-name="Standard" style:family="paragraph">
      <style:paragraph-properties fo:text-align="center" fo:margin-bottom="0in" fo:line-height="100%"/>
      <style:text-properties style:font-name="Century Gothic" style:font-name-asian="Century Gothic" style:font-name-complex="Century Gothic" fo:font-weight="bold" style:font-weight-asian="bold" fo:font-size="10pt" style:font-size-asian="10pt" style:font-size-complex="10pt" fo:language="en" fo:country="GB"/>
    </style:style>
    <style:style style:name="P13" style:parent-style-name="Standard" style:family="paragraph">
      <style:paragraph-properties fo:margin-bottom="0.0833in" fo:line-height="100%"/>
    </style:style>
    <style:style style:name="T14" style:parent-style-name="Car.predefinitoparagrafo" style:family="text">
      <style:text-properties style:font-name="Century Gothic" style:font-name-asian="Century Gothic" style:font-name-complex="Century Gothic" fo:font-weight="bold" style:font-weight-asian="bold" style:font-weight-complex="bold" fo:color="#CC0000" fo:language="en" fo:country="GB"/>
    </style:style>
    <style:style style:name="P15" style:parent-style-name="Standard" style:family="paragraph">
      <style:paragraph-properties fo:margin-bottom="0.0277in" fo:line-height="100%"/>
    </style:style>
    <style:style style:name="T16"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17"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P18" style:parent-style-name="Standard" style:family="paragraph">
      <style:paragraph-properties fo:margin-bottom="0.0833in" fo:line-height="100%" fo:margin-left="1.9687in">
        <style:tab-stops/>
      </style:paragraph-properties>
      <style:text-properties style:font-name="Century Gothic" style:font-name-asian="Century Gothic" style:font-name-complex="Century Gothic" fo:font-size="10pt" style:font-size-asian="10pt" style:font-size-complex="10pt" fo:language="en" fo:country="GB"/>
    </style:style>
    <style:style style:name="P19"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it" fo:country="IT"/>
    </style:style>
    <style:style style:name="P20" style:parent-style-name="Standard" style:family="paragraph">
      <style:paragraph-properties fo:margin-bottom="0.0833in" fo:line-height="100%"/>
    </style:style>
    <style:style style:name="T21" style:parent-style-name="Car.predefinitoparagrafo" style:family="text">
      <style:text-properties style:font-name="Century Gothic" style:font-name-asian="Century Gothic" style:font-name-complex="Century Gothic" fo:color="#CC241C" fo:font-size="10pt" style:font-size-asian="10pt" style:font-size-complex="10pt" fo:language="it" fo:country="IT"/>
    </style:style>
    <style:style style:name="T22" style:parent-style-name="Car.predefinitoparagrafo" style:family="text">
      <style:text-properties style:font-name="Century Gothic" style:font-name-asian="Century Gothic" style:font-name-complex="Century Gothic" fo:color="#CC241C" fo:font-size="10pt" style:font-size-asian="10pt" style:font-size-complex="10pt" fo:language="it" fo:country="IT"/>
    </style:style>
    <style:style style:name="P23" style:parent-style-name="Standard" style:family="paragraph">
      <style:paragraph-properties fo:margin-bottom="0.0833in" fo:line-height="100%"/>
    </style:style>
    <style:style style:name="T24"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25" style:parent-style-name="Standard" style:family="paragraph">
      <style:paragraph-properties fo:margin-bottom="0.0833in" fo:line-height="100%"/>
      <style:text-properties style:font-name="Century Gothic" style:font-name-asian="Century Gothic" style:font-name-complex="Century Gothic" fo:font-size="10pt" style:font-size-asian="10pt" style:font-size-complex="10pt" fo:language="en" fo:country="GB"/>
    </style:style>
    <style:style style:name="P26" style:parent-style-name="Standard" style:family="paragraph">
      <style:paragraph-properties fo:margin-bottom="0.0833in" fo:line-height="100%" fo:margin-left="1.9687in">
        <style:tab-stops/>
      </style:paragraph-properties>
      <style:text-properties style:font-name="Century Gothic" style:font-name-asian="Century Gothic" style:font-name-complex="Century Gothic" fo:font-size="10pt" style:font-size-asian="10pt" style:font-size-complex="10pt" fo:language="en" fo:country="GB"/>
    </style:style>
    <style:style style:name="P27" style:parent-style-name="Standard" style:family="paragraph">
      <style:paragraph-properties fo:margin-bottom="0.0833in" fo:line-height="100%"/>
    </style:style>
    <style:style style:name="T28" style:parent-style-name="Car.predefinitoparagrafo" style:family="text">
      <style:text-properties style:font-name="Century Gothic" style:font-name-asian="Century Gothic" style:font-name-complex="Century Gothic" fo:color="#CC241C" fo:font-size="10pt" style:font-size-asian="10pt" style:font-size-complex="10pt" fo:language="it" fo:country="IT"/>
    </style:style>
    <style:style style:name="P29" style:parent-style-name="Standard" style:family="paragraph">
      <style:paragraph-properties fo:margin-bottom="0.0833in" fo:line-height="100%"/>
    </style:style>
    <style:style style:name="T30"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31" style:parent-style-name="Standard" style:family="paragraph">
      <style:paragraph-properties fo:margin-bottom="0.0833in" fo:line-height="100%"/>
      <style:text-properties style:font-name="Century Gothic" style:font-name-asian="Century Gothic" style:font-name-complex="Century Gothic" fo:font-size="10pt" style:font-size-asian="10pt" style:font-size-complex="10pt" fo:language="en" fo:country="GB"/>
    </style:style>
    <style:style style:name="P32" style:parent-style-name="Standard" style:family="paragraph">
      <style:paragraph-properties fo:margin-bottom="0.0833in" fo:line-height="100%"/>
      <style:text-properties style:font-name="Century Gothic" style:font-name-asian="Century Gothic" style:font-name-complex="Century Gothic" fo:color="#CC241C" fo:font-size="10pt" style:font-size-asian="10pt" style:font-size-complex="10pt" fo:language="en" fo:country="GB"/>
    </style:style>
    <style:style style:name="P33" style:parent-style-name="Standard" style:family="paragraph">
      <style:paragraph-properties fo:margin-bottom="0.0833in" fo:line-height="100%"/>
    </style:style>
    <style:style style:name="T34" style:parent-style-name="Car.predefinitoparagrafo" style:family="text">
      <style:text-properties style:font-name="Century Gothic" style:font-name-asian="Century Gothic" style:font-name-complex="Century Gothic" fo:color="#CC241C" fo:font-size="10pt" style:font-size-asian="10pt" style:font-size-complex="10pt" fo:language="it" fo:country="IT"/>
    </style:style>
    <style:style style:name="T35" style:parent-style-name="Car.predefinitoparagrafo" style:family="text">
      <style:text-properties style:font-name="Century Gothic" style:font-name-asian="Century Gothic" style:font-name-complex="Century Gothic" fo:color="#CC241C" fo:font-size="10pt" style:font-size-asian="10pt" style:font-size-complex="10pt" fo:language="it" fo:country="IT"/>
    </style:style>
    <style:style style:name="P36" style:parent-style-name="Standard" style:family="paragraph">
      <style:paragraph-properties fo:margin-bottom="0.0833in" fo:line-height="100%"/>
    </style:style>
    <style:style style:name="T37"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38" style:parent-style-name="Standard" style:family="paragraph">
      <style:paragraph-properties fo:margin-bottom="0.0833in" fo:line-height="100%"/>
    </style:style>
    <style:style style:name="T39" style:parent-style-name="Car.predefinitoparagrafo" style:family="text">
      <style:text-properties style:font-name="Century Gothic" style:font-name-asian="Century Gothic" style:font-name-complex="Century Gothic" fo:color="#434343" fo:font-size="10pt" style:font-size-asian="10pt" style:font-size-complex="10pt" fo:language="en" fo:country="GB"/>
    </style:style>
    <style:style style:name="P40" style:parent-style-name="Standard" style:family="paragraph">
      <style:paragraph-properties fo:margin-bottom="0.0833in" fo:line-height="100%"/>
      <style:text-properties style:font-name="Century Gothic" style:font-name-asian="Century Gothic" style:font-name-complex="Century Gothic" fo:font-weight="bold" style:font-weight-asian="bold" fo:font-size="10pt" style:font-size-asian="10pt" style:font-size-complex="10pt" fo:language="en" fo:country="GB"/>
    </style:style>
    <style:style style:name="P41"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en" fo:country="GB"/>
    </style:style>
    <style:style style:name="P42" style:parent-style-name="Standard" style:family="paragraph">
      <style:paragraph-properties fo:margin-bottom="0.0833in" fo:line-height="100%"/>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43" style:parent-style-name="Standard" style:family="paragraph">
      <style:paragraph-properties fo:margin-bottom="0.0833in" fo:line-height="100%"/>
    </style:style>
    <style:style style:name="T44"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P45" style:parent-style-name="Standard" style:family="paragraph">
      <style:paragraph-properties fo:margin-bottom="0.0833in" fo:line-height="100%"/>
    </style:style>
    <style:style style:name="T46"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47"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P48" style:parent-style-name="Standard" style:family="paragraph">
      <style:paragraph-properties fo:margin-bottom="0.0833in" fo:line-height="100%"/>
    </style:style>
    <style:style style:name="T49"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50" style:parent-style-name="Standard" style:family="paragraph">
      <style:paragraph-properties fo:margin-bottom="0.0833in" fo:line-height="100%"/>
    </style:style>
    <style:style style:name="T51"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T52"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T53"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T54"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T55" style:parent-style-name="Car.predefinitoparagrafo" style:family="text">
      <style:text-properties style:font-name="Century Gothic" style:font-name-asian="Century Gothic" style:font-name-complex="Century Gothic" fo:font-size="10pt" style:font-size-asian="10pt" style:font-size-complex="10pt" fo:language="it" fo:country="IT"/>
    </style:style>
    <style:style style:name="P56" style:parent-style-name="Standard" style:family="paragraph">
      <style:paragraph-properties fo:margin-bottom="0.0833in" fo:line-height="100%"/>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P57" style:parent-style-name="Standard" style:family="paragraph">
      <style:paragraph-properties fo:margin-bottom="0.0833in" fo:line-height="100%"/>
    </style:style>
    <style:style style:name="T58"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59"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60"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61"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T62" style:parent-style-name="Car.predefinitoparagrafo" style:family="text">
      <style:text-properties style:font-name="Century Gothic" style:font-name-asian="Century Gothic" style:font-name-complex="Century Gothic" fo:font-size="10pt" style:font-size-asian="10pt" style:font-size-complex="10pt" fo:language="en" fo:country="GB"/>
    </style:style>
    <style:style style:name="P63" style:parent-style-name="Standard" style:family="paragraph">
      <style:paragraph-properties fo:margin-bottom="0.0833in" fo:line-height="100%"/>
      <style:text-properties style:font-name="Century Gothic" style:font-name-asian="Century Gothic" style:font-name-complex="Century Gothic" fo:font-size="10pt" style:font-size-asian="10pt" style:font-size-complex="10pt" fo:language="en" fo:country="GB"/>
    </style:style>
    <style:style style:name="P64"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en" fo:country="GB"/>
    </style:style>
    <style:style style:name="P65"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it" fo:country="IT"/>
    </style:style>
    <style:style style:name="P66" style:parent-style-name="Standard" style:family="paragraph">
      <style:paragraph-properties fo:margin-bottom="0.0833in" fo:line-height="100%"/>
    </style:style>
    <style:style style:name="T67"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68" style:parent-style-name="Standard" style:family="paragraph">
      <style:paragraph-properties fo:margin-bottom="0.0833in" fo:line-height="100%"/>
    </style:style>
    <style:style style:name="T69"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T70" style:parent-style-name="Car.predefinitoparagrafo" style:family="text">
      <style:text-properties style:font-name="Century Gothic" style:font-name-asian="Century Gothic" style:font-name-complex="Century Gothic" fo:color="#404040" fo:font-size="10pt" style:font-size-asian="10pt" style:font-size-complex="10pt" fo:language="it" fo:country="IT"/>
    </style:style>
    <style:style style:name="T71" style:parent-style-name="Car.predefinitoparagrafo" style:family="text">
      <style:text-properties style:font-name="Century Gothic" style:font-name-asian="Century Gothic" style:font-name-complex="Century Gothic" fo:font-weight="bold" style:font-weight-asian="bold" fo:color="#1C1C1C" fo:language="it" fo:country="IT"/>
    </style:style>
    <style:style style:name="T72" style:parent-style-name="Car.predefinitoparagrafo" style:family="text">
      <style:text-properties style:font-name="Century Gothic" style:font-name-asian="Century Gothic" style:font-name-complex="Century Gothic" fo:font-weight="bold" style:font-weight-asian="bold" fo:color="#1C1C1C" fo:language="it" fo:country="IT"/>
    </style:style>
    <style:style style:name="T73" style:parent-style-name="Car.predefinitoparagrafo" style:family="text">
      <style:text-properties style:font-name="Century Gothic" style:font-name-asian="Century Gothic" style:font-name-complex="Century Gothic" fo:color="#404040" fo:font-size="10pt" style:font-size-asian="10pt" style:font-size-complex="10pt" fo:language="it" fo:country="IT"/>
    </style:style>
    <style:style style:name="P74" style:parent-style-name="Standard" style:family="paragraph">
      <style:paragraph-properties fo:margin-bottom="0.0833in" fo:line-height="100%"/>
    </style:style>
    <style:style style:name="T75"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76"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77" style:parent-style-name="Standard" style:family="paragraph">
      <style:paragraph-properties fo:margin-bottom="0.0833in" fo:line-height="100%"/>
    </style:style>
    <style:style style:name="T78"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79"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80"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81"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82" style:parent-style-name="Standard" style:family="paragraph">
      <style:paragraph-properties fo:margin-bottom="0.0833in" fo:line-height="100%"/>
    </style:style>
    <style:style style:name="T83"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84" style:parent-style-name="Standard" style:family="paragraph">
      <style:paragraph-properties fo:margin-bottom="0.0833in" fo:line-height="100%"/>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85" style:parent-style-name="Standard" style:family="paragraph">
      <style:paragraph-properties fo:margin-bottom="0.0833in" fo:line-height="100%"/>
    </style:style>
    <style:style style:name="T86"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T87"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88"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89"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90" style:parent-style-name="Standard" style:family="paragraph">
      <style:paragraph-properties fo:margin-bottom="0.0833in" fo:line-height="100%"/>
    </style:style>
    <style:style style:name="T91"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92" style:parent-style-name="Standard" style:family="paragraph">
      <style:paragraph-properties fo:margin-bottom="0.0833in" fo:line-height="100%"/>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93" style:parent-style-name="Standard" style:family="paragraph">
      <style:paragraph-properties fo:margin-bottom="0.0833in" fo:line-height="100%"/>
    </style:style>
    <style:style style:name="T94"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T95"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96"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97"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98" style:parent-style-name="Standard" style:family="paragraph">
      <style:paragraph-properties fo:margin-bottom="0.0833in" fo:line-height="100%"/>
    </style:style>
    <style:style style:name="T99"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T100"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101" style:parent-style-name="Standard" style:family="paragraph">
      <style:paragraph-properties fo:margin-bottom="0.0833in" fo:line-height="100%"/>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P102" style:parent-style-name="Standard" style:family="paragraph">
      <style:paragraph-properties fo:margin-bottom="0.0833in" fo:line-height="100%"/>
    </style:style>
    <style:style style:name="T103"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it" fo:country="IT"/>
    </style:style>
    <style:style style:name="P104" style:parent-style-name="Standard" style:family="paragraph">
      <style:paragraph-properties fo:margin-bottom="0.0833in" fo:line-height="100%"/>
      <style:text-properties style:font-name="Century Gothic" style:font-name-asian="Century Gothic" style:font-name-complex="Century Gothic" fo:color="#404040" fo:font-size="10pt" style:font-size-asian="10pt" style:font-size-complex="10pt" fo:language="en" fo:country="GB"/>
    </style:style>
    <style:style style:name="P105"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en" fo:country="GB"/>
    </style:style>
    <style:style style:name="P106" style:parent-style-name="Standard" style:family="paragraph">
      <style:paragraph-properties fo:margin-bottom="0.0833in" fo:line-height="100%"/>
    </style:style>
    <style:style style:name="T107"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08"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09" style:parent-style-name="Standard" style:family="paragraph">
      <style:paragraph-properties fo:margin-bottom="0.0833in" fo:line-height="100%"/>
    </style:style>
    <style:style style:name="T110"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11"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12" style:parent-style-name="Standard" style:family="paragraph">
      <style:paragraph-properties fo:margin-bottom="0.0833in" fo:line-height="100%"/>
    </style:style>
    <style:style style:name="T113"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14"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15" style:parent-style-name="Standard" style:family="paragraph">
      <style:paragraph-properties fo:margin-bottom="0.0833in" fo:line-height="100%"/>
      <style:text-properties style:font-name="Century Gothic" style:font-name-asian="Century Gothic" style:font-name-complex="Century Gothic" fo:font-weight="bold" style:font-weight-asian="bold" fo:color="#CC0000" fo:language="en" fo:country="GB"/>
    </style:style>
    <style:style style:name="P116" style:parent-style-name="Standard" style:family="paragraph">
      <style:paragraph-properties fo:margin-bottom="0.0833in" fo:line-height="100%"/>
    </style:style>
    <style:style style:name="T117" style:parent-style-name="Car.predefinitoparagrafo" style:family="text">
      <style:text-properties style:font-name="Century Gothic" style:font-name-asian="Century Gothic" style:font-name-complex="Century Gothic" fo:font-weight="bold" style:font-weight-asian="bold" fo:color="#404040" fo:font-size="10pt" style:font-size-asian="10pt" style:font-size-complex="10pt" fo:language="en" fo:country="GB"/>
    </style:style>
    <style:style style:name="T118" style:parent-style-name="Car.predefinitoparagrafo" style:family="text">
      <style:text-properties style:font-name="Century Gothic" style:font-name-asian="Century Gothic" style:font-name-complex="Century Gothic" style:font-weight-complex="bold" fo:color="#404040" fo:font-size="10pt" style:font-size-asian="10pt" style:font-size-complex="10pt" fo:language="en" fo:country="GB"/>
    </style:style>
    <style:style style:name="P119" style:parent-style-name="Standard" style:family="paragraph">
      <style:paragraph-properties fo:margin-bottom="0.0833in" fo:line-height="100%"/>
    </style:style>
    <style:style style:name="T120"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21"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122"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123"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124"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25" style:parent-style-name="Standard" style:family="paragraph">
      <style:paragraph-properties fo:margin-bottom="0.0833in" fo:line-height="100%"/>
    </style:style>
    <style:style style:name="T126"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27"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28" style:parent-style-name="Standard" style:family="paragraph">
      <style:paragraph-properties fo:margin-bottom="0.0833in" fo:line-height="100%"/>
    </style:style>
    <style:style style:name="T129"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30"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31"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fo:language="en" fo:country="GB"/>
    </style:style>
    <style:style style:name="T132"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133"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T134" style:parent-style-name="Car.predefinitoparagrafo" style:family="text">
      <style:text-properties style:font-name="Century Gothic" style:font-name-asian="Century Gothic" style:font-name-complex="Century Gothic" fo:color="#404040" fo:font-size="10pt" style:font-size-asian="10pt" style:font-size-complex="10pt" fo:language="en" fo:country="GB"/>
    </style:style>
    <style:style style:name="P135" style:parent-style-name="Standard" style:family="paragraph">
      <style:paragraph-properties fo:margin-bottom="0.0833in" fo:line-height="100%"/>
    </style:style>
    <style:style style:name="T136" style:parent-style-name="Car.predefinitoparagrafo" style:family="text">
      <style:text-properties style:font-name="Century Gothic" style:font-name-asian="Century Gothic" style:font-name-complex="Century Gothic" fo:font-weight="bold" style:font-weight-asian="bold" style:font-weight-complex="bold" fo:color="#404040" fo:font-size="10pt" style:font-size-asian="10pt" style:font-size-complex="10pt"/>
    </style:style>
    <style:style style:name="T137" style:parent-style-name="Car.predefinitoparagrafo" style:family="text">
      <style:text-properties style:font-name="Century Gothic" style:font-name-asian="Century Gothic" style:font-name-complex="Century Gothic" fo:color="#404040" fo:font-size="10pt" style:font-size-asian="10pt" style:font-size-complex="10pt"/>
    </style:style>
    <style:style style:name="P138" style:parent-style-name="Standard" style:family="paragraph">
      <style:paragraph-properties fo:margin-bottom="0.0833in" fo:line-height="100%"/>
      <style:text-properties style:font-name="Century Gothic" style:font-name-asian="Century Gothic" style:font-name-complex="Century Gothic" fo:font-weight="bold" style:font-weight-asian="bold" fo:font-size="10pt" style:font-size-asian="10pt" style:font-size-complex="10pt"/>
    </style:style>
    <style:style style:name="P139" style:parent-style-name="Standard" style:family="paragraph">
      <style:paragraph-properties fo:margin-bottom="0.0833in" fo:line-height="100%"/>
      <style:text-properties fo:font-weight="bold" style:font-weight-asian="bold" style:font-weight-complex="bold" fo:color="#333333" fo:font-size="10pt" style:font-size-asian="10pt" style:font-size-complex="10pt"/>
    </style:style>
    <style:style style:name="P140" style:parent-style-name="Standard" style:family="paragraph">
      <style:paragraph-properties fo:margin-bottom="0.0833in" fo:line-height="100%"/>
      <style:text-properties fo:font-weight="bold" style:font-weight-asian="bold" style:font-weight-complex="bold" fo:color="#333333" fo:font-size="10pt" style:font-size-asian="10pt" style:font-size-complex="10pt"/>
    </style:style>
    <style:style style:name="P141" style:parent-style-name="Standard" style:family="paragraph">
      <style:paragraph-properties fo:margin-bottom="0.0833in" fo:line-height="100%"/>
      <style:text-properties fo:font-weight="bold" style:font-weight-asian="bold" style:font-weight-complex="bold" fo:color="#333333" fo:font-size="15pt" style:font-size-asian="15pt" style:font-size-complex="15pt"/>
    </style:style>
  </office:automatic-styles>
  <office:body>
    <office:text text:use-soft-page-breaks="true">
      <text:p text:style-name="P1">Federico Battisti</text:p>
      <text:p text:style-name="P2"/>
      <text:p text:style-name="P3"><text:span text:style-name="T4">Address: Via Facchinei 12 – 47122 - Forlì (FC), Italy</text:span></text:p>
      <text:p text:style-name="P5">Telephone: 0039 3341409217</text:p>
      <text:p text:style-name="P6"><text:span text:style-name="T7">Email: <text:s/></text:span><text:a xlink:href="mailto:federico.battisti2@studio.unibo.it" office:target-frame-name="_top" xlink:show="replace"><text:span text:style-name="T8">federico.battisti2@studio.unibo.it</text:span></text:a></text:p>
      <text:p text:style-name="P9"><text:a xlink:href="mailto:fedebattisti95@gmail.com" office:target-frame-name="_top" xlink:show="replace"><text:span text:style-name="T10">fedebattisti95@gmail.com</text:span></text:a></text:p>
      <text:p text:style-name="P11"><text:s text:c="41"/></text:p>
      <text:p text:style-name="P12"><text:s/></text:p>
      <text:p text:style-name="P13"><text:span text:style-name="T14">PERSONAL PROFILE</text:span></text:p>
      <text:p text:style-name="P15"><text:span text:style-name="T16">Nuclear and Subnuclear Physics undergraduate student. Native language: Italian. Fluent in English. Basic French. Data analy</text:span><text:span text:style-name="T17">sis skills gained from research at University and within the ANTARES-Bologna group activity. Studious and competitive, with ability to manage stress heavy situations and happy to work with others in a multicultural environment.</text:span></text:p>
      <text:p text:style-name="P18"/>
      <text:p text:style-name="P19">EDUCATION</text:p>
      <text:p text:style-name="P20"><text:span text:style-name="T21">09/2017 –<text:s/></text:span><text:span text:style-name="T22">Present</text:span></text:p>
      <text:p text:style-name="P23"><text:span text:style-name="T24">Alma Mater Studiorum - Università di Bologna | Bologna, Italy</text:span></text:p>
      <text:p text:style-name="P25">Nuclear and Subnuclear Physics degree (M.Sc.)</text:p>
      <text:p text:style-name="P26"/>
      <text:p text:style-name="P27"><text:span text:style-name="T28">09/2014 – 10/2017</text:span></text:p>
      <text:p text:style-name="P29"><text:span text:style-name="T30">Alma Mater Studiorum - Università di Bologna | Bologna, Italy</text:span></text:p>
      <text:p text:style-name="P31">Physics degree (B. Sc), 110/110 cum laude</text:p>
      <text:p text:style-name="P32"/>
      <text:p text:style-name="P33"><text:span text:style-name="T34">09/2009 –<text:s/></text:span><text:span text:style-name="T35">09/2014</text:span></text:p>
      <text:p text:style-name="P36"><text:span text:style-name="T37">Liceo Scientifico Fulceri Paolucci di Calboli | Forlì, Italy</text:span></text:p>
      <text:p text:style-name="P38"><text:span text:style-name="T39">Scientific Diploma , 100/100 cum laude</text:span></text:p>
      <text:p text:style-name="P40"/>
      <text:p text:style-name="P41">PHYSICS DEGREE THESYS</text:p>
      <text:p text:style-name="P42">Title:</text:p>
      <text:p text:style-name="P43"><text:span text:style-name="T44">Studio dei neutrini dal piano galattico con il telescopio ANTARES <text:s/></text:span></text:p>
      <text:p text:style-name="P45"><text:span text:style-name="T46">(Study of neutrinos from the galactic plane<text:s/></text:span><text:span text:style-name="T47">with ANTARES telescope)</text:span></text:p>
      <text:p text:style-name="P48"><text:span text:style-name="T49">Supervisor and Co-Supervisor:</text:span></text:p>
      <text:p text:style-name="P50"><text:span text:style-name="T51">Maurizio Spurio (</text:span><text:a xlink:href="mailto:Maurizio.Spurio@bo.infn.it" office:target-frame-name="_top" xlink:show="replace"><text:span text:style-name="T52">Maurizio.Spurio@bo.infn.it</text:span></text:a><text:span text:style-name="T53">) | Luigi Antonio Fusco (</text:span><text:a xlink:href="mailto:LuigiAntonio.Fusco@bo.infn.it" office:target-frame-name="_top" xlink:show="replace"><text:span text:style-name="T54">LuigiAntonio.Fusco@bo.infn.it</text:span></text:a><text:span text:style-name="T55">)</text:span></text:p>
      <text:p text:style-name="P56">Abstract:</text:p>
      <text:p text:style-name="P57"><text:span text:style-name="T58">My thesys was devided in three main chapters. In the first chapter I described the problem regarding the means of acceleration for High Energy Cosmic Rays. I then listed some of the possible galactic and extragalactic sites able of producing su</text:span><text:span text:style-name="T59">ch a phenomenon, giving particular enphasis to gamma rays and neutrino production mechanisms. In the second chapter I then illustrated the techniques used in neutrino detection and how these could possibly be used in multi-messenger astrophysics. I also de</text:span><text:span text:style-name="T60">scribed the functioning of neutrino telescopes , strarting from the AMANDA and IceCube experiments and finishing with the ANTARES submarine telescope. In the third and last chapter, finally, I described my original contribution to the statistical analysis<text:s/></text:span><text:span text:style-name="T61">performed on the data collected by ANTARES between 2009 and 2015, regarding neutrinos from the galactic plane. In this study we tried to assess the extent of the background noise and its energy trend with respect to the one of cosmic neutrinos, using data<text:s/></text:span><text:span text:style-name="T62">scrambling techniques.</text:span></text:p>
      <text:p text:style-name="P63"/>
      <text:p text:style-name="P64"/>
      <text:soft-page-break/>
      <text:p text:style-name="P65">INTERNSHIPS AND EXPERIENCE</text:p>
      <text:p text:style-name="P66"><text:span text:style-name="T67">Istituto Nazionale di Fisica Nucleare (INFN) | Bologna, Italy | 2017</text:span></text:p>
      <text:p text:style-name="P68"><text:span text:style-name="T69">Mondo lavoro, Supervisor: Maurizio Spurio (Maurizio.Spurio@bo.infn.it)<text:s/></text:span><text:span text:style-name="T70">(</text:span><text:a xlink:href="mailto:Maurizio.Spurio@bo.infn.it" office:target-frame-name="_top" xlink:show="replace"><text:span text:style-name="T71">Maurizio.Spu</text:span><text:span text:style-name="T72">rio@bo.infn.it</text:span></text:a><text:span text:style-name="T73">)</text:span></text:p>
      <text:p text:style-name="P74"><text:span text:style-name="T75">Introduction to scientific calculus and data analysis at the ANTARES neutrino telescope project. In particulare I became more familiar with the powerfull ROOT tool and with C++ programming. Using this abilities I was able to create my<text:s/></text:span><text:span text:style-name="T76">first data analysis program using data scrambling techniques. I also learned how to produce and edit a<text:s/></text:span></text:p>
      <text:p text:style-name="P77"><text:span text:style-name="T78">file using the LaTex text editing<text:s/></text:span><text:span text:style-name="T79">program</text:span><text:span text:style-name="T80">.</text:span></text:p>
      <text:p text:style-name="P81"/>
      <text:p text:style-name="P82"><text:span text:style-name="T83">University of Oxford |Oxford, England (UK) | 2018</text:span></text:p>
      <text:p text:style-name="P84">Oxford Summer Student Program – Moving Knowledge 2018,<text:s/></text:p>
      <text:p text:style-name="P85"><text:span text:style-name="T86">Su</text:span><text:span text:style-name="T87">pervisor: Luigi Marchese (oxford.ssprogram@gmail.com)</text:span></text:p>
      <text:p text:style-name="P88">Two weeks of summerschool, following talks on many different topics of high energy physics and review of articles regarding the SBN experiment in preparation for the production of a talk on new possibilities for cosmic ray tagging in the Icarus detector.<text:s/></text:p>
      <text:p text:style-name="P89"/>
      <text:p text:style-name="P90"><text:span text:style-name="T91">University of Pisa |Fermilab, Chicago (USA) | 2018</text:span></text:p>
      <text:p text:style-name="P92">University of Pisa – Summer Student Program at Fermilab and other US facilities,<text:s/></text:p>
      <text:p text:style-name="P93"><text:span text:style-name="T94">Supervisor: Minerba Betancourt<text:s/></text:span><text:span text:style-name="T95">(betan009@fnal.gov)<text:s/></text:span></text:p>
      <text:p text:style-name="P96">Two months of Internship at the Fermilab laboratories producing new code for cosmic ray muon tagging in Icarus and SBND (SBN experiment), using machine learning techniques (Boosted Decision Trees) previously used in NoVA.</text:p>
      <text:p text:style-name="P97"/>
      <text:p text:style-name="P98"><text:span text:style-name="T99">University o</text:span><text:span text:style-name="T100">f Bologna |Bologna (Italy) and Cargese (France)| 2018-2019</text:span></text:p>
      <text:p text:style-name="P101">Erasmus+ project- iTHEPHY (innovative team teaching for physics),<text:s/></text:p>
      <text:p text:style-name="P102"><text:span text:style-name="T103">Supervisor: Matteo Negrini (matteo.negrini@bo.infn.it)<text:s/></text:span></text:p>
      <text:p text:style-name="P104">Internship project regarding top-quark measurements at the LHC and beyond<text:s/>in the SMEFT framework, and presentation of<text:s/>the results at the annual summer-school on high energy physics in Cargese (Corse, France).</text:p>
      <text:p text:style-name="P105">LANGUAGES</text:p>
      <text:p text:style-name="P106"><text:span text:style-name="T107">Italian:<text:s/></text:span><text:span text:style-name="T108">native speaker</text:span></text:p>
      <text:p text:style-name="P109"><text:span text:style-name="T110">English:</text:span><text:span text:style-name="T111"><text:s/>C1</text:span></text:p>
      <text:p text:style-name="P112"><text:span text:style-name="T113">French:</text:span><text:span text:style-name="T114"><text:s/>A2</text:span></text:p>
      <text:p text:style-name="P115">SOFTWARE AND COMPUTING SKILLS</text:p>
      <text:list text:style-name="LFO8" text:continue-numbering="true">
        <text:list-item>
          <text:p text:style-name="P116"><text:span text:style-name="T117">Programming :<text:s/></text:span><text:span text:style-name="T118">C++, <text:s/>Python</text:span></text:p>
        </text:list-item>
        <text:list-item>
          <text:p text:style-name="P119"><text:span text:style-name="T120">Analysis:</text:span><text:span text:style-name="T121"><text:s/></text:span><text:span text:style-name="T122">Root (including<text:s/></text:span><text:span text:style-name="T123">Roofit, Roostat, TMVA)</text:span><text:span text:style-name="T124">, Python</text:span></text:p>
        </text:list-item>
        <text:list-item>
          <text:p text:style-name="P125"><text:span text:style-name="T126">Simulation:</text:span><text:span text:style-name="T127"><text:s/>Geant4</text:span></text:p>
        </text:list-item>
        <text:list-item>
          <text:p text:style-name="P128"><text:span text:style-name="T129">Text<text:s/></text:span><text:span text:style-name="T130"><text:s/>and image<text:s/></text:span><text:span text:style-name="T131">editing:</text:span><text:span text:style-name="T132"><text:s/>LaTex, Office packages</text:span><text:span text:style-name="T133">,<text:s/></text:span><text:span text:style-name="T134">GIMP</text:span></text:p>
        </text:list-item>
        <text:list-item>
          <text:p text:style-name="P135"><text:span text:style-name="T136">DAQ:</text:span><text:span text:style-name="T137"><text:s/>Labview</text:span></text:p>
        </text:list-item>
      </text:list>
      <text:p text:style-name="P138"/>
      <text:p text:style-name="P139"/>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Georgia" svg:font-family="Georgia" style:font-family-generic="roman" style:font-pitch="variable" svg:panose-1="2 4 5 2 5 4 5 2 3 3"/>
    <style:font-face style:name="Century Gothic" svg:font-family="Century Gothic" style:font-family-generic="swiss" style:font-pitch="variable" svg:panose-1="2 11 5 2 2 2 2 2 2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GB"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olo2" style:display-name="Titolo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olo3" style:display-name="Titolo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olo5" style:display-name="Tito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Titolo6" style:display-name="Tito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text-properties fo:language="en" fo:country="GB"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olo" style:display-name="Tito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ttotitolo" style:display-name="Sottotito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Century Gothic" style:font-name-asian="Century Gothic" style:font-name-complex="Century Gothic" fo:font-size="10pt" style:font-size-asian="10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entury Gothic" style:font-name-asian="Century Gothic" style:font-name-complex="Century Gothic"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entury Gothic" style:font-name-asian="Century Gothic" style:font-name-complex="Century Gothic" fo:font-size="10pt" style:font-size-asian="10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Century Gothic" style:font-name-asian="Century Gothic" style:font-name-complex="Century Gothic" fo:font-size="10pt" style:font-size-asian="10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entury Gothic" style:font-name-asian="Century Gothic" style:font-name-complex="Century Gothic" fo:font-size="10pt" style:font-size-asian="10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Century Gothic" style:font-name-asian="Century Gothic" style:font-name-complex="Century Gothic" fo:font-size="10pt" style:font-size-asian="10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entury Gothic"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Century Gothic" fo:font-size="10pt" style:font-size-asian="10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Century Gothic" fo:font-size="10pt" style:font-size-asian="10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Century Gothic" fo:font-size="10pt" style:font-size-asian="10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Century Gothic" fo:font-size="10pt" style:font-size-asian="10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Century Gothic" fo:font-size="10pt" style:font-size-asian="10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083in" fo:margin-left="0.7083in" fo:margin-bottom="0.7083in" fo:margin-right="0.708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issat, Sarah</meta:initial-creator>
    <dc:creator>Federico Battisti</dc:creator>
    <meta:creation-date>2017-09-25T10:48:00Z</meta:creation-date>
    <dc:date>2019-12-21T14:25:00Z</dc:date>
    <meta:print-date>2017-09-25T10:48:00Z</meta:print-date>
    <meta:template xlink:href="Normal" xlink:type="simple"/>
    <meta:editing-cycles>14</meta:editing-cycles>
    <meta:editing-duration>PT4980S</meta:editing-duration>
    <meta:user-defined meta:name="AppVersion">14.0000</meta:user-defined>
    <meta:user-defined meta:name="Company">Monster Worldwid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9" meta:word-count="691" meta:character-count="4626" meta:row-count="32" meta:non-whitespace-character-count="3944"/>
  </office:meta>
</office:document-meta>
</file>